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76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3.141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text-properties style:font-name="Segoe UI Semibold" fo:font-size="20pt" style:font-size-asian="20pt" style:font-size-complex="20pt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  <style:paragraph-properties fo:text-align="center"/>
      <style:text-properties style:font-name="Segoe UI" fo:font-size="36pt" fo:font-weight="bold" style:font-size-asian="36pt" style:font-weight-asian="bold" style:font-size-complex="36pt" style:font-weight-complex="bold"/>
    </style:style>
    <style:style style:name="T1" style:family="text">
      <style:text-properties style:font-name="Segoe UI Semibold" fo:font-size="28pt" style:text-underline-style="solid" style:text-underline-width="auto" style:text-underline-color="font-color" style:font-size-asian="28pt" style:font-size-complex="28pt"/>
    </style:style>
    <style:style style:name="T2" style:family="text">
      <style:text-properties style:font-name="Segoe UI" fo:font-size="32pt" fo:font-weight="bold" style:font-size-asian="32pt" style:font-weight-asian="bold" style:font-size-complex="32pt" style:font-weight-complex="bold"/>
    </style:style>
    <style:style style:name="T3" style:family="text">
      <style:text-properties style:font-name="Segoe UI" fo:font-size="24pt" fo:font-weight="bold" style:font-size-asian="24pt" style:font-weight-asian="bold" style:font-size-complex="24pt" style:font-weight-complex="bold"/>
    </style:style>
    <style:style style:name="T4" style:family="text">
      <style:text-properties style:font-name="Segoe UI" fo:font-size="36pt" fo:font-weight="bold" style:font-size-asian="36pt" style:font-weight-asian="bold" style:font-size-complex="36pt" style:font-weight-complex="bold"/>
    </style:style>
    <style:style style:name="T5" style:family="text">
      <style:text-properties style:font-name="Segoe UI Semibold" fo:font-size="16pt" style:font-size-asian="16pt" style:font-size-complex="16pt"/>
    </style:style>
    <style:style style:name="T6" style:family="text">
      <style:text-properties style:font-name="Segoe UI Semibold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4.892cm" svg:height="3.063cm" svg:x="1.524cm" svg:y="0.493cm">
          <draw:text-box>
            <text:p text:style-name="P1"><text:span text:style-name="T1">Hymn #713</text:span></text:p>
            <text:p text:style-name="P1"><text:span text:style-name="T2">“</text:span><text:span text:style-name="T2">From God Can Nothing Move Me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3" draw:text-style-name="P4" draw:layer="layout" svg:width="24.892cm" svg:height="7.011cm" svg:x="1.524cm" svg:y="0.717cm">
          <draw:text-box>
            <text:p text:style-name="P1"><text:span text:style-name="T3">1.</text:span><text:span text:style-name="T4"> From God can nothing move me;</text:span></text:p>
            <text:p text:style-name="P1"><text:span text:style-name="T4">He will not step aside</text:span></text:p>
            <text:p text:style-name="P1"><text:span text:style-name="T4">But gently will reprove me</text:span></text:p>
            <text:p text:style-name="P1"><text:span text:style-name="T4">And be my constant guid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3" draw:text-style-name="P4" draw:layer="layout" svg:width="24.892cm" svg:height="7.011cm" svg:x="1.524cm" svg:y="0.762cm">
          <draw:text-box>
            <text:p text:style-name="P1"><text:span text:style-name="T4">He stretches out His hand</text:span></text:p>
            <text:p text:style-name="P1"><text:span text:style-name="T4">In evening and in morning,</text:span></text:p>
            <text:p text:style-name="P1"><text:span text:style-name="T4">My life with grace adorning</text:span></text:p>
            <text:p text:style-name="P1"><text:span text:style-name="T4">Wherever I may stand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3" draw:text-style-name="P4" draw:layer="layout" svg:width="24.892cm" svg:height="7.011cm" svg:x="1.778cm" svg:y="0.609cm">
          <draw:text-box>
            <text:p text:style-name="P1"><text:span text:style-name="T3">2.</text:span><text:span text:style-name="T4"> When those whom I regarded</text:span></text:p>
            <text:p text:style-name="P1"><text:span text:style-name="T4">As trustworthy and sure</text:span></text:p>
            <text:p text:style-name="P1"><text:span text:style-name="T4">Have long from me departed,</text:span></text:p>
            <text:p text:style-name="P1"><text:span text:style-name="T4">God’s grace shall still endur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3" draw:text-style-name="P4" draw:layer="layout" svg:width="24.892cm" svg:height="7.011cm" svg:x="1.524cm" svg:y="0.762cm">
          <draw:text-box>
            <text:p text:style-name="P1"><text:span text:style-name="T4">He rescues me from sin</text:span></text:p>
            <text:p text:style-name="P1"><text:span text:style-name="T4">And breaks the chains that bind me.</text:span></text:p>
            <text:p text:style-name="P1"><text:span text:style-name="T4">I leave death’s fear behind me;</text:span></text:p>
            <text:p text:style-name="P1"><text:span text:style-name="T4">His peace I have within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3" draw:text-style-name="P4" draw:layer="layout" svg:width="24.892cm" svg:height="7.011cm" svg:x="1.524cm" svg:y="0.762cm">
          <draw:text-box>
            <text:p text:style-name="P1"><text:span text:style-name="T3">3.</text:span><text:span text:style-name="T4"> The Lord my life arranges;</text:span></text:p>
            <text:p text:style-name="P1"><text:span text:style-name="T4">Who can His work destroy?</text:span></text:p>
            <text:p text:style-name="P1"><text:span text:style-name="T4">In His good time He changes</text:span></text:p>
            <text:p text:style-name="P1"><text:span text:style-name="T4">All sorrow into joy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draw:frame draw:style-name="gr3" draw:text-style-name="P4" draw:layer="layout" svg:width="24.892cm" svg:height="7.011cm" svg:x="1.524cm" svg:y="0.762cm">
          <draw:text-box>
            <text:p text:style-name="P1"><text:span text:style-name="T4">So let me then be still:</text:span></text:p>
            <text:p text:style-name="P1"><text:span text:style-name="T4">My body, soul, and spirit</text:span></text:p>
            <text:p text:style-name="P1"><text:span text:style-name="T4">His tender care inherit</text:span></text:p>
            <text:p text:style-name="P1"><text:span text:style-name="T4">According to His will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draw:frame draw:style-name="gr3" draw:text-style-name="P4" draw:layer="layout" svg:width="24.892cm" svg:height="7.011cm" svg:x="1.524cm" svg:y="0.762cm">
          <draw:text-box>
            <text:p text:style-name="P1"><text:span text:style-name="T3">4.</text:span><text:span text:style-name="T4"> Each day at His good pleasure</text:span></text:p>
            <text:p text:style-name="P1"><text:span text:style-name="T4">God’s gracious will is done.</text:span></text:p>
            <text:p text:style-name="P1"><text:span text:style-name="T4">He sent His greatest treasure</text:span></text:p>
            <text:p text:style-name="P1"><text:span text:style-name="T4">In Jesus Christ, His Son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draw:frame draw:style-name="gr3" draw:text-style-name="P4" draw:layer="layout" svg:width="24.892cm" svg:height="7.011cm" svg:x="1.524cm" svg:y="0.762cm">
          <draw:text-box>
            <text:p text:style-name="P1"><text:span text:style-name="T4">He ev’ry gift imparts.</text:span></text:p>
            <text:p text:style-name="P1"><text:span text:style-name="T4">The bread of earth and heaven</text:span></text:p>
            <text:p text:style-name="P1"><text:span text:style-name="T4">Are by His kindness given.</text:span></text:p>
            <text:p text:style-name="P1"><text:span text:style-name="T4">Praise Him with thankful hearts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draw:frame draw:style-name="gr3" draw:text-style-name="P4" draw:layer="layout" svg:width="24.892cm" svg:height="7.011cm" svg:x="1.524cm" svg:y="0.762cm">
          <draw:text-box>
            <text:p text:style-name="P1"><text:span text:style-name="T3">5.</text:span><text:span text:style-name="T4"> Praise God with acclamation</text:span></text:p>
            <text:p text:style-name="P1"><text:span text:style-name="T4">And in His gifts rejoice.</text:span></text:p>
            <text:p text:style-name="P1"><text:span text:style-name="T4">Each day finds its vocation</text:span></text:p>
            <text:p text:style-name="P1"><text:span text:style-name="T4">Responding to His voic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draw:frame draw:style-name="gr3" draw:text-style-name="P4" draw:layer="layout" svg:width="24.892cm" svg:height="7.011cm" svg:x="1.524cm" svg:y="0.762cm">
          <draw:text-box>
            <text:p text:style-name="P1"><text:span text:style-name="T4">Soon years on earth are past;</text:span></text:p>
            <text:p text:style-name="P1"><text:span text:style-name="T4">But time we spend expressing</text:span></text:p>
            <text:p text:style-name="P1"><text:span text:style-name="T4">The love of God brings blessing</text:span></text:p>
            <text:p text:style-name="P1"><text:span text:style-name="T4">That will forever last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draw:frame draw:style-name="gr3" draw:text-style-name="P4" draw:layer="layout" svg:width="24.892cm" svg:height="7.011cm" svg:x="1.524cm" svg:y="0.762cm">
          <draw:text-box>
            <text:p text:style-name="P1"><text:span text:style-name="T4">6. Yet even though I suffer</text:span></text:p>
            <text:p text:style-name="P1"><text:span text:style-name="T4">The world’s unpleasantness,</text:span></text:p>
            <text:p text:style-name="P1"><text:span text:style-name="T4">And though the days grow rougher</text:span></text:p>
            <text:p text:style-name="P1"><text:span text:style-name="T4">And bring me great distress,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>
        <draw:frame draw:style-name="gr3" draw:text-style-name="P4" draw:layer="layout" svg:width="24.892cm" svg:height="7.011cm" svg:x="1.524cm" svg:y="0.762cm">
          <draw:text-box>
            <text:p text:style-name="P1"><text:span text:style-name="T4">That day of bliss divine,</text:span></text:p>
            <text:p text:style-name="P1"><text:span text:style-name="T4">Which knows no end or measure,</text:span></text:p>
            <text:p text:style-name="P1"><text:span text:style-name="T4">And Christ, who is my pleasure,</text:span></text:p>
            <text:p text:style-name="P1"><text:span text:style-name="T4">Forever shall be min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>
        <draw:frame draw:style-name="gr3" draw:text-style-name="P2" draw:layer="layout" svg:width="24.892cm" svg:height="7.011cm" svg:x="1.524cm" svg:y="0.762cm">
          <draw:text-box>
            <text:p text:style-name="P1"><text:span text:style-name="T3">7.</text:span><text:span text:style-name="T4"> For thus the Father willed it,</text:span></text:p>
            <text:p text:style-name="P1"><text:span text:style-name="T4">Who fashioned us from clay;</text:span></text:p>
            <text:p text:style-name="P1"><text:span text:style-name="T4">And His own Son fulfilled it</text:span></text:p>
            <text:p text:style-name="P1"><text:span text:style-name="T4">And brought eternal day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>
        <draw:frame draw:style-name="gr4" draw:text-style-name="P2" draw:layer="layout" svg:width="24.892cm" svg:height="13.391cm" svg:x="1.524cm" svg:y="0.762cm">
          <draw:text-box>
            <text:p text:style-name="P1"><text:span text:style-name="T4">The Spirit now has come,</text:span></text:p>
            <text:p text:style-name="P1"><text:span text:style-name="T4">To us true faith has given;</text:span></text:p>
            <text:p text:style-name="P1"><text:span text:style-name="T4">He leads us home to heaven.</text:span></text:p>
            <text:p text:style-name="P1"><text:span text:style-name="T4">O praise the Three in One!</text:span></text:p>
            <text:p><text:span text:style-name="T5"/></text:p>
            <text:p><text:span text:style-name="T5"/></text:p>
            <text:p><text:span text:style-name="T6"><text:s text:c="6"/></text:span><text:span text:style-name="T5">2006 Concordia Publishing House.</text:span></text:p>
            <text:p><text:span text:style-name="T5"><text:s text:c="15"/></text:span><text:span text:style-name="T5">Used by permission: </text:span></text:p>
            <text:p><text:span text:style-name="T5"><text:s text:c="4"/></text:span><text:span text:style-name="T5">LSB Hymn License .NET, no. 100011038.</text:span></text:p>
            <text:p><text:span text:style-name="T5"><text:s text:c="9"/></text:span><text:span text:style-name="T5">1978 Lutheran Book of Worship.</text:span></text:p>
            <text:p><text:span text:style-name="T5"><text:s text:c="17"/></text:span><text:span text:style-name="T5">Used by permission:</text:span></text:p>
            <text:p><text:span text:style-name="T5"><text:s text:c="4"/></text:span><text:span text:style-name="T5">LSB Hymn License .NET, no. 100011038</text:span><text:span text:style-name="T6">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11T21:05:46.420000000</meta:creation-date>
    <dc:date>2018-11-07T14:40:45.408000000</dc:date>
    <meta:editing-duration>PT8M17S</meta:editing-duration>
    <meta:editing-cycles>11</meta:editing-cycles>
    <meta:generator>LibreOffice/6.0.6.2$Windows_X86_64 LibreOffice_project/0c292870b25a325b5ed35f6b45599d2ea4458e77</meta:generator>
    <meta:document-statistic meta:object-count="66"/>
  </office:meta>
</office:document-meta>
</file>